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wollmux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in" svg:width="0.0161in" svg:height="0.0161in" draw:z-index="0">
        <draw:text-box>
          <text:p text:style-name="Frame_20_contents"><text:span text:style-name="T1"><office:annotation><dc:creator>WollMuxVersion</dc:creator><dc:date>0000-00-00T00:00:00</dc:date><text:p>Version: 18.0.2-SNAPSHOT</text:p></office:annotation></text:span><office:annotation><dc:creator>OOoVersion</dc:creator><dc:date>0000-00-00T00:00:00</dc:date><text:p>6.2.0.0.alpha0.0.0.alpha0</text:p></office:annotatio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58:56.281000000</meta:creation-date>
    <dc:date>2018-09-17T19:33:11.804000000</dc:date>
    <meta:editing-duration>PT1H29M45S</meta:editing-duration>
    <meta:editing-cycles>2</meta:editing-cycles>
    <meta:generator>LibreOfficeDev/6.2.0.0.alpha0$Windows_x86 LibreOffice_project/1754a71b271a063d073a2297811ab19ec435229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